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AC800000AC8612AB0EBCCE6ACFE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text-transform="uppercase" style:text-position="0% 100%" style:font-name="Verdana" fo:font-size="12pt" fo:letter-spacing="normal" fo:font-weight="bold" officeooo:rsid="000a7daf" officeooo:paragraph-rsid="000a7daf" style:letter-kerning="tru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Verdana" fo:font-size="60pt" fo:font-weight="bold" officeooo:rsid="000a7daf" officeooo:paragraph-rsid="000a7daf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size="6pt" fo:font-weight="bold" officeooo:rsid="000a7daf" officeooo:paragraph-rsid="000a7daf" style:font-size-asian="5.25pt" style:font-weight-asian="bold" style:font-size-complex="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8.5in" svg:height="8.4673in" draw:z-index="0"><draw:image xlink:href="Pictures/1000000000000AC800000AC8612AB0EBCCE6ACF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text-transform="uppercase" style:text-position="0% 100%" style:font-name="Verdana" fo:font-size="12pt" fo:letter-spacing="normal" fo:font-weight="bold" officeooo:rsid="000a7daf" officeooo:paragraph-rsid="000a7daf" style:letter-kerning="true" style:font-size-asian="12pt" style:font-weight-asian="bold" style:font-size-complex="12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Verdana" fo:font-size="60pt" fo:font-weight="bold" officeooo:rsid="000a7daf" officeooo:paragraph-rsid="000a7daf" style:font-size-asian="60pt" style:font-weight-asian="bold" style:font-size-complex="60pt" style:font-weight-complex="bold"/>
    </style:style>
    <style:page-layout style:name="Mpm1">
      <style:page-layout-properties fo:page-width="8.5in" fo:page-height="11in" style:num-format="1" style:print-orientation="portrait" fo:margin-top="0.1799in" fo:margin-bottom="0.1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Women's rights, ratification of "CEDAW" &amp; "ERA"</text:p>
        <text:p text:style-name="MP1">Free, education &amp; healthcare</text:p>
        <text:p text:style-name="MP1">citizen dividends + 13% flat income tax</text:p>
        <text:p text:style-name="MP2">www.PRES.M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ew Tyler</meta:initial-creator>
    <meta:creation-date>2016-04-06T09:08:59.964581430</meta:creation-date>
    <dc:date>2016-04-06T09:18:36.857326255</dc:date>
    <dc:creator>Mathew Tyler</dc:creator>
    <meta:editing-duration>PT9M37S</meta:editing-duration>
    <meta:editing-cycles>1</meta:editing-cycles>
    <meta:document-statistic meta:table-count="0" meta:image-count="1" meta:object-count="0" meta:page-count="1" meta:paragraph-count="4" meta:word-count="19" meta:character-count="125" meta:non-whitespace-character-count="110"/>
    <meta:generator>LibreOffice/5.0.5.2$Linux_x86 LibreOffice_project/00m0$Build-2</meta:generator>
  </office:meta>
</office:document-meta>
</file>